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HOST_cats_treeLengths" table:style-name="ta1">
        <table:shapes>
          <draw:frame draw:z-index="0" draw:style-name="gr1" draw:text-style-name="P1" svg:width="453.51pt" svg:height="255.09pt" svg:x="467.55pt" svg:y="12.61pt">
            <draw:object draw:notify-on-update-of-ranges="GHOST_cats_treeLengths.B2:GHOST_cats_treeLengths.B15 GHOST_cats_treeLengths.C2:GHOST_cats_treeLengths.C15 GHOST_cats_treeLengths.D2:GHOST_cats_treeLengths.D15 GHOST_cats_treeLengths.E2:GHOST_cats_treeLengths.E15 GHOST_cats_treeLengths.F2:GHOST_cats_treeLengths.F15 GHOST_cats_treeLengths.G2:GHOST_cats_treeLengths.G15 GHOST_cats_treeLengths.H2:GHOST_cats_treeLengths.H15 GHOST_cats_treeLengths.I2:GHOST_cats_treeLengths.I15 GHOST_cats_treeLengths.J2:GHOST_cats_treeLengths.J15 GHOST_cats_treeLengths.K2:GHOST_cats_treeLengths.K15 GHOST_cats_treeLengths.L2:GHOST_cats_treeLengths.L15 GHOST_cats_treeLengths.M2:GHOST_cats_treeLengths.M15 GHOST_cats_treeLengths.N2:GHOST_cats_treeLengths.N15 GHOST_cats_treeLengths.O2:GHOST_cats_treeLengths.O15 GHOST_cats_treeLengths.P2:GHOST_cats_treeLengths.P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ats</text:p>
          </table:table-cell>
          <table:table-cell office:value-type="string" calcext:value-type="string">
            <text:p>Tree Lengths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084" calcext:value-type="float">
            <text:p>1.3084</text:p>
          </table:table-cell>
          <table:table-cell office:value-type="float" office:value="1.515" calcext:value-type="float">
            <text:p>1.51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401" calcext:value-type="float">
            <text:p>1.3401</text:p>
          </table:table-cell>
          <table:table-cell office:value-type="float" office:value="1.4304" calcext:value-type="float">
            <text:p>1.4304</text:p>
          </table:table-cell>
          <table:table-cell office:value-type="float" office:value="1.4884" calcext:value-type="float">
            <text:p>1.488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57" calcext:value-type="float">
            <text:p>1.357</text:p>
          </table:table-cell>
          <table:table-cell office:value-type="float" office:value="1.3793" calcext:value-type="float">
            <text:p>1.3793</text:p>
          </table:table-cell>
          <table:table-cell office:value-type="float" office:value="1.5403" calcext:value-type="float">
            <text:p>1.5403</text:p>
          </table:table-cell>
          <table:table-cell office:value-type="float" office:value="1.4484" calcext:value-type="float">
            <text:p>1.448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78" calcext:value-type="float">
            <text:p>1.378</text:p>
          </table:table-cell>
          <table:table-cell office:value-type="float" office:value="1.3872" calcext:value-type="float">
            <text:p>1.3872</text:p>
          </table:table-cell>
          <table:table-cell office:value-type="float" office:value="1.4899" calcext:value-type="float">
            <text:p>1.4899</text:p>
          </table:table-cell>
          <table:table-cell office:value-type="float" office:value="1.4981" calcext:value-type="float">
            <text:p>1.4981</text:p>
          </table:table-cell>
          <table:table-cell office:value-type="float" office:value="1.4022" calcext:value-type="float">
            <text:p>1.402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026" calcext:value-type="float">
            <text:p>1.2026</text:p>
          </table:table-cell>
          <table:table-cell office:value-type="float" office:value="1.3065" calcext:value-type="float">
            <text:p>1.3065</text:p>
          </table:table-cell>
          <table:table-cell office:value-type="float" office:value="1.5919" calcext:value-type="float">
            <text:p>1.5919</text:p>
          </table:table-cell>
          <table:table-cell office:value-type="float" office:value="1.4467" calcext:value-type="float">
            <text:p>1.4467</text:p>
          </table:table-cell>
          <table:table-cell office:value-type="float" office:value="1.8918" calcext:value-type="float">
            <text:p>1.8918</text:p>
          </table:table-cell>
          <table:table-cell office:value-type="float" office:value="10.6874" calcext:value-type="float">
            <text:p>10.687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919" calcext:value-type="float">
            <text:p>1.0919</text:p>
          </table:table-cell>
          <table:table-cell office:value-type="float" office:value="1.4157" calcext:value-type="float">
            <text:p>1.4157</text:p>
          </table:table-cell>
          <table:table-cell office:value-type="float" office:value="1.4236" calcext:value-type="float">
            <text:p>1.4236</text:p>
          </table:table-cell>
          <table:table-cell office:value-type="float" office:value="2.0392" calcext:value-type="float">
            <text:p>2.0392</text:p>
          </table:table-cell>
          <table:table-cell office:value-type="float" office:value="1.4957" calcext:value-type="float">
            <text:p>1.4957</text:p>
          </table:table-cell>
          <table:table-cell office:value-type="float" office:value="10.7956" calcext:value-type="float">
            <text:p>10.7956</text:p>
          </table:table-cell>
          <table:table-cell office:value-type="float" office:value="2.0433" calcext:value-type="float">
            <text:p>2.043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801" calcext:value-type="float">
            <text:p>1.0801</text:p>
          </table:table-cell>
          <table:table-cell office:value-type="float" office:value="1.2241" calcext:value-type="float">
            <text:p>1.2241</text:p>
          </table:table-cell>
          <table:table-cell office:value-type="float" office:value="1.513" calcext:value-type="float">
            <text:p>1.513</text:p>
          </table:table-cell>
          <table:table-cell office:value-type="float" office:value="1.5171" calcext:value-type="float">
            <text:p>1.5171</text:p>
          </table:table-cell>
          <table:table-cell office:value-type="float" office:value="1.4177" calcext:value-type="float">
            <text:p>1.4177</text:p>
          </table:table-cell>
          <table:table-cell office:value-type="float" office:value="2.3194" calcext:value-type="float">
            <text:p>2.3194</text:p>
          </table:table-cell>
          <table:table-cell office:value-type="float" office:value="2.1027" calcext:value-type="float">
            <text:p>2.1027</text:p>
          </table:table-cell>
          <table:table-cell office:value-type="float" office:value="1.9444" calcext:value-type="float">
            <text:p>1.944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2" calcext:value-type="float">
            <text:p>0.952</text:p>
          </table:table-cell>
          <table:table-cell office:value-type="float" office:value="1.6071" calcext:value-type="float">
            <text:p>1.6071</text:p>
          </table:table-cell>
          <table:table-cell office:value-type="float" office:value="1.6521" calcext:value-type="float">
            <text:p>1.6521</text:p>
          </table:table-cell>
          <table:table-cell office:value-type="float" office:value="1.5516" calcext:value-type="float">
            <text:p>1.5516</text:p>
          </table:table-cell>
          <table:table-cell office:value-type="float" office:value="1.2737" calcext:value-type="float">
            <text:p>1.2737</text:p>
          </table:table-cell>
          <table:table-cell office:value-type="float" office:value="1.6235" calcext:value-type="float">
            <text:p>1.6235</text:p>
          </table:table-cell>
          <table:table-cell office:value-type="float" office:value="2.3194" calcext:value-type="float">
            <text:p>2.3194</text:p>
          </table:table-cell>
          <table:table-cell office:value-type="float" office:value="10.8456" calcext:value-type="float">
            <text:p>10.8456</text:p>
          </table:table-cell>
          <table:table-cell office:value-type="float" office:value="2.1497" calcext:value-type="float">
            <text:p>2.149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439" calcext:value-type="float">
            <text:p>0.9439</text:p>
          </table:table-cell>
          <table:table-cell office:value-type="float" office:value="1.0301" calcext:value-type="float">
            <text:p>1.0301</text:p>
          </table:table-cell>
          <table:table-cell office:value-type="float" office:value="1.3933" calcext:value-type="float">
            <text:p>1.3933</text:p>
          </table:table-cell>
          <table:table-cell office:value-type="float" office:value="1.2693" calcext:value-type="float">
            <text:p>1.2693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889" calcext:value-type="float">
            <text:p>1.889</text:p>
          </table:table-cell>
          <table:table-cell office:value-type="float" office:value="1.955" calcext:value-type="float">
            <text:p>1.955</text:p>
          </table:table-cell>
          <table:table-cell office:value-type="float" office:value="3.5565" calcext:value-type="float">
            <text:p>3.5565</text:p>
          </table:table-cell>
          <table:table-cell office:value-type="float" office:value="2.1912" calcext:value-type="float">
            <text:p>2.1912</text:p>
          </table:table-cell>
          <table:table-cell office:value-type="float" office:value="2.1676" calcext:value-type="float">
            <text:p>2.167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1" calcext:value-type="float">
            <text:p>0.751</text:p>
          </table:table-cell>
          <table:table-cell office:value-type="float" office:value="1.2431" calcext:value-type="float">
            <text:p>1.2431</text:p>
          </table:table-cell>
          <table:table-cell office:value-type="float" office:value="1.136" calcext:value-type="float">
            <text:p>1.136</text:p>
          </table:table-cell>
          <table:table-cell office:value-type="float" office:value="1.4335" calcext:value-type="float">
            <text:p>1.4335</text:p>
          </table:table-cell>
          <table:table-cell office:value-type="float" office:value="1.6127" calcext:value-type="float">
            <text:p>1.6127</text:p>
          </table:table-cell>
          <table:table-cell office:value-type="float" office:value="2.4209" calcext:value-type="float">
            <text:p>2.4209</text:p>
          </table:table-cell>
          <table:table-cell office:value-type="float" office:value="2.0814" calcext:value-type="float">
            <text:p>2.0814</text:p>
          </table:table-cell>
          <table:table-cell office:value-type="float" office:value="1.8662" calcext:value-type="float">
            <text:p>1.8662</text:p>
          </table:table-cell>
          <table:table-cell office:value-type="float" office:value="1.8956" calcext:value-type="float">
            <text:p>1.8956</text:p>
          </table:table-cell>
          <table:table-cell office:value-type="float" office:value="1.8905" calcext:value-type="float">
            <text:p>1.8905</text:p>
          </table:table-cell>
          <table:table-cell office:value-type="float" office:value="2.0376" calcext:value-type="float">
            <text:p>2.037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264" calcext:value-type="float">
            <text:p>0.6264</text:p>
          </table:table-cell>
          <table:table-cell office:value-type="float" office:value="1.2436" calcext:value-type="float">
            <text:p>1.2436</text:p>
          </table:table-cell>
          <table:table-cell office:value-type="float" office:value="1.3792" calcext:value-type="float">
            <text:p>1.3792</text:p>
          </table:table-cell>
          <table:table-cell office:value-type="float" office:value="1.341" calcext:value-type="float">
            <text:p>1.341</text:p>
          </table:table-cell>
          <table:table-cell office:value-type="float" office:value="1.315" calcext:value-type="float">
            <text:p>1.315</text:p>
          </table:table-cell>
          <table:table-cell office:value-type="float" office:value="1.7687" calcext:value-type="float">
            <text:p>1.7687</text:p>
          </table:table-cell>
          <table:table-cell office:value-type="float" office:value="1.5645" calcext:value-type="float">
            <text:p>1.5645</text:p>
          </table:table-cell>
          <table:table-cell office:value-type="float" office:value="1.9708" calcext:value-type="float">
            <text:p>1.9708</text:p>
          </table:table-cell>
          <table:table-cell office:value-type="float" office:value="1.9537" calcext:value-type="float">
            <text:p>1.9537</text:p>
          </table:table-cell>
          <table:table-cell office:value-type="float" office:value="2.0151" calcext:value-type="float">
            <text:p>2.0151</text:p>
          </table:table-cell>
          <table:table-cell office:value-type="float" office:value="2.975" calcext:value-type="float">
            <text:p>2.975</text:p>
          </table:table-cell>
          <table:table-cell office:value-type="float" office:value="10.772" calcext:value-type="float">
            <text:p>10.77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99" calcext:value-type="float">
            <text:p>0.699</text:p>
          </table:table-cell>
          <table:table-cell office:value-type="float" office:value="1.9624" calcext:value-type="float">
            <text:p>1.9624</text:p>
          </table:table-cell>
          <table:table-cell office:value-type="float" office:value="1.1366" calcext:value-type="float">
            <text:p>1.1366</text:p>
          </table:table-cell>
          <table:table-cell office:value-type="float" office:value="1.2263" calcext:value-type="float">
            <text:p>1.2263</text:p>
          </table:table-cell>
          <table:table-cell office:value-type="float" office:value="1.4004" calcext:value-type="float">
            <text:p>1.4004</text:p>
          </table:table-cell>
          <table:table-cell office:value-type="float" office:value="1.3834" calcext:value-type="float">
            <text:p>1.3834</text:p>
          </table:table-cell>
          <table:table-cell office:value-type="float" office:value="1.4768" calcext:value-type="float">
            <text:p>1.4768</text:p>
          </table:table-cell>
          <table:table-cell office:value-type="float" office:value="1.983" calcext:value-type="float">
            <text:p>1.983</text:p>
          </table:table-cell>
          <table:table-cell office:value-type="float" office:value="2.3211" calcext:value-type="float">
            <text:p>2.3211</text:p>
          </table:table-cell>
          <table:table-cell office:value-type="float" office:value="1.6771" calcext:value-type="float">
            <text:p>1.6771</text:p>
          </table:table-cell>
          <table:table-cell office:value-type="float" office:value="2.7912" calcext:value-type="float">
            <text:p>2.7912</text:p>
          </table:table-cell>
          <table:table-cell office:value-type="float" office:value="2.9449" calcext:value-type="float">
            <text:p>2.9449</text:p>
          </table:table-cell>
          <table:table-cell office:value-type="float" office:value="10.6748" calcext:value-type="float">
            <text:p>10.674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72" calcext:value-type="float">
            <text:p>0.6472</text:p>
          </table:table-cell>
          <table:table-cell office:value-type="float" office:value="1.6623" calcext:value-type="float">
            <text:p>1.6623</text:p>
          </table:table-cell>
          <table:table-cell office:value-type="float" office:value="1.2502" calcext:value-type="float">
            <text:p>1.2502</text:p>
          </table:table-cell>
          <table:table-cell office:value-type="float" office:value="1.1665" calcext:value-type="float">
            <text:p>1.1665</text:p>
          </table:table-cell>
          <table:table-cell office:value-type="float" office:value="1.2146" calcext:value-type="float">
            <text:p>1.2146</text:p>
          </table:table-cell>
          <table:table-cell office:value-type="float" office:value="2.0626" calcext:value-type="float">
            <text:p>2.0626</text:p>
          </table:table-cell>
          <table:table-cell office:value-type="float" office:value="1.6567" calcext:value-type="float">
            <text:p>1.6567</text:p>
          </table:table-cell>
          <table:table-cell office:value-type="float" office:value="2.3602" calcext:value-type="float">
            <text:p>2.3602</text:p>
          </table:table-cell>
          <table:table-cell office:value-type="float" office:value="2.2354" calcext:value-type="float">
            <text:p>2.2354</text:p>
          </table:table-cell>
          <table:table-cell office:value-type="float" office:value="1.5285" calcext:value-type="float">
            <text:p>1.5285</text:p>
          </table:table-cell>
          <table:table-cell office:value-type="float" office:value="1.7176" calcext:value-type="float">
            <text:p>1.7176</text:p>
          </table:table-cell>
          <table:table-cell office:value-type="float" office:value="2.0745" calcext:value-type="float">
            <text:p>2.0745</text:p>
          </table:table-cell>
          <table:table-cell office:value-type="float" office:value="2.6094" calcext:value-type="float">
            <text:p>2.6094</text:p>
          </table:table-cell>
          <table:table-cell office:value-type="float" office:value="10.7462" calcext:value-type="float">
            <text:p>10.746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408" calcext:value-type="float">
            <text:p>0.6408</text:p>
          </table:table-cell>
          <table:table-cell office:value-type="float" office:value="1.0806" calcext:value-type="float">
            <text:p>1.0806</text:p>
          </table:table-cell>
          <table:table-cell office:value-type="float" office:value="1.2799" calcext:value-type="float">
            <text:p>1.2799</text:p>
          </table:table-cell>
          <table:table-cell office:value-type="float" office:value="1.5772" calcext:value-type="float">
            <text:p>1.5772</text:p>
          </table:table-cell>
          <table:table-cell office:value-type="float" office:value="1.9147" calcext:value-type="float">
            <text:p>1.9147</text:p>
          </table:table-cell>
          <table:table-cell office:value-type="float" office:value="1.8736" calcext:value-type="float">
            <text:p>1.8736</text:p>
          </table:table-cell>
          <table:table-cell office:value-type="float" office:value="2.2624" calcext:value-type="float">
            <text:p>2.2624</text:p>
          </table:table-cell>
          <table:table-cell office:value-type="float" office:value="1.6582" calcext:value-type="float">
            <text:p>1.6582</text:p>
          </table:table-cell>
          <table:table-cell office:value-type="float" office:value="2.916" calcext:value-type="float">
            <text:p>2.916</text:p>
          </table:table-cell>
          <table:table-cell office:value-type="float" office:value="2.0501" calcext:value-type="float">
            <text:p>2.0501</text:p>
          </table:table-cell>
          <table:table-cell office:value-type="float" office:value="1.7665" calcext:value-type="float">
            <text:p>1.7665</text:p>
          </table:table-cell>
          <table:table-cell office:value-type="float" office:value="5.4608" calcext:value-type="float">
            <text:p>5.4608</text:p>
          </table:table-cell>
          <table:table-cell office:value-type="float" office:value="2.0133" calcext:value-type="float">
            <text:p>2.0133</text:p>
          </table:table-cell>
          <table:table-cell office:value-type="float" office:value="3.7029" calcext:value-type="float">
            <text:p>3.7029</text:p>
          </table:table-cell>
          <table:table-cell office:value-type="float" office:value="10.7537" calcext:value-type="float">
            <text:p>10.7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9T17:09:26.547468151</dc:date>
    <meta:editing-duration>PT1M3S</meta:editing-duration>
    <meta:editing-cycles>1</meta:editing-cycles>
    <meta:document-statistic meta:table-count="1" meta:cell-count="13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0.715cm" style:legend-expansion="high" chart:style-name="ch2"/>
        <chart:plot-area chart:style-name="ch3" table:cell-range-address="GHOST_cats_treeLengths.B2:GHOST_cats_treeLengths.P15" svg:x="0.32cm" svg:y="0.18cm" svg:width="13.044cm" svg:height="8.64cm">
          <chartooo:coordinate-region svg:x="0.941cm" svg:y="0.379cm" svg:width="12.42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HOST_cats_treeLengths.B2:GHOST_cats_treeLengths.B15" chart:class="chart:bar">
            <chart:data-point chart:repeated="14"/>
          </chart:series>
          <chart:series chart:style-name="ch8" chart:values-cell-range-address="GHOST_cats_treeLengths.C2:GHOST_cats_treeLengths.C15" chart:class="chart:bar">
            <chart:data-point chart:repeated="14"/>
          </chart:series>
          <chart:series chart:style-name="ch9" chart:values-cell-range-address="GHOST_cats_treeLengths.D2:GHOST_cats_treeLengths.D15" chart:class="chart:bar">
            <chart:data-point chart:repeated="14"/>
          </chart:series>
          <chart:series chart:style-name="ch10" chart:values-cell-range-address="GHOST_cats_treeLengths.E2:GHOST_cats_treeLengths.E15" chart:class="chart:bar">
            <chart:data-point chart:repeated="14"/>
          </chart:series>
          <chart:series chart:style-name="ch11" chart:values-cell-range-address="GHOST_cats_treeLengths.F2:GHOST_cats_treeLengths.F15" chart:class="chart:bar">
            <chart:data-point chart:repeated="14"/>
          </chart:series>
          <chart:series chart:style-name="ch12" chart:values-cell-range-address="GHOST_cats_treeLengths.G2:GHOST_cats_treeLengths.G15" chart:class="chart:bar">
            <chart:data-point chart:repeated="14"/>
          </chart:series>
          <chart:series chart:style-name="ch13" chart:values-cell-range-address="GHOST_cats_treeLengths.H2:GHOST_cats_treeLengths.H15" chart:class="chart:bar">
            <chart:data-point chart:repeated="14"/>
          </chart:series>
          <chart:series chart:style-name="ch14" chart:values-cell-range-address="GHOST_cats_treeLengths.I2:GHOST_cats_treeLengths.I15" chart:class="chart:bar">
            <chart:data-point chart:repeated="14"/>
          </chart:series>
          <chart:series chart:style-name="ch15" chart:values-cell-range-address="GHOST_cats_treeLengths.J2:GHOST_cats_treeLengths.J15" chart:class="chart:bar">
            <chart:data-point chart:repeated="14"/>
          </chart:series>
          <chart:series chart:style-name="ch16" chart:values-cell-range-address="GHOST_cats_treeLengths.K2:GHOST_cats_treeLengths.K15" chart:class="chart:bar">
            <chart:data-point chart:repeated="14"/>
          </chart:series>
          <chart:series chart:style-name="ch17" chart:values-cell-range-address="GHOST_cats_treeLengths.L2:GHOST_cats_treeLengths.L15" chart:class="chart:bar">
            <chart:data-point chart:repeated="14"/>
          </chart:series>
          <chart:series chart:style-name="ch18" chart:values-cell-range-address="GHOST_cats_treeLengths.M2:GHOST_cats_treeLengths.M15" chart:class="chart:bar">
            <chart:data-point chart:repeated="14"/>
          </chart:series>
          <chart:series chart:style-name="ch19" chart:values-cell-range-address="GHOST_cats_treeLengths.N2:GHOST_cats_treeLengths.N15" chart:class="chart:bar">
            <chart:data-point chart:repeated="14"/>
          </chart:series>
          <chart:series chart:style-name="ch20" chart:values-cell-range-address="GHOST_cats_treeLengths.O2:GHOST_cats_treeLengths.O15" chart:class="chart:bar">
            <chart:data-point chart:repeated="14"/>
          </chart:series>
          <chart:series chart:style-name="ch21" chart:values-cell-range-address="GHOST_cats_treeLengths.P2:GHOST_cats_treeLengths.P15" chart:class="chart:bar">
            <chart:data-point chart:repeated="14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084">
                <text:p>1.3084</text:p>
                <draw:g>
                  <svg:desc>GHOST_cats_treeLengths.B2:GHOST_cats_treeLengths.B15</svg:desc>
                </draw:g>
              </table:table-cell>
              <table:table-cell office:value-type="float" office:value="1.515">
                <text:p>1.515</text:p>
                <draw:g>
                  <svg:desc>GHOST_cats_treeLengths.C2:GHOST_cats_treeLengths.C15</svg:desc>
                </draw:g>
              </table:table-cell>
              <table:table-cell office:value-type="float" office:value="NaN">
                <text:p>NaN</text:p>
                <draw:g>
                  <svg:desc>GHOST_cats_treeLengths.D2:GHOST_cats_treeLengths.D15</svg:desc>
                </draw:g>
              </table:table-cell>
              <table:table-cell office:value-type="float" office:value="NaN">
                <text:p>NaN</text:p>
                <draw:g>
                  <svg:desc>GHOST_cats_treeLengths.E2:GHOST_cats_treeLengths.E15</svg:desc>
                </draw:g>
              </table:table-cell>
              <table:table-cell office:value-type="float" office:value="NaN">
                <text:p>NaN</text:p>
                <draw:g>
                  <svg:desc>GHOST_cats_treeLengths.F2:GHOST_cats_treeLengths.F15</svg:desc>
                </draw:g>
              </table:table-cell>
              <table:table-cell office:value-type="float" office:value="NaN">
                <text:p>NaN</text:p>
                <draw:g>
                  <svg:desc>GHOST_cats_treeLengths.G2:GHOST_cats_treeLengths.G15</svg:desc>
                </draw:g>
              </table:table-cell>
              <table:table-cell office:value-type="float" office:value="NaN">
                <text:p>NaN</text:p>
                <draw:g>
                  <svg:desc>GHOST_cats_treeLengths.H2:GHOST_cats_treeLengths.H15</svg:desc>
                </draw:g>
              </table:table-cell>
              <table:table-cell office:value-type="float" office:value="NaN">
                <text:p>NaN</text:p>
                <draw:g>
                  <svg:desc>GHOST_cats_treeLengths.I2:GHOST_cats_treeLengths.I15</svg:desc>
                </draw:g>
              </table:table-cell>
              <table:table-cell office:value-type="float" office:value="NaN">
                <text:p>NaN</text:p>
                <draw:g>
                  <svg:desc>GHOST_cats_treeLengths.J2:GHOST_cats_treeLengths.J15</svg:desc>
                </draw:g>
              </table:table-cell>
              <table:table-cell office:value-type="float" office:value="NaN">
                <text:p>NaN</text:p>
                <draw:g>
                  <svg:desc>GHOST_cats_treeLengths.K2:GHOST_cats_treeLengths.K15</svg:desc>
                </draw:g>
              </table:table-cell>
              <table:table-cell office:value-type="float" office:value="NaN">
                <text:p>NaN</text:p>
                <draw:g>
                  <svg:desc>GHOST_cats_treeLengths.L2:GHOST_cats_treeLengths.L15</svg:desc>
                </draw:g>
              </table:table-cell>
              <table:table-cell office:value-type="float" office:value="NaN">
                <text:p>NaN</text:p>
                <draw:g>
                  <svg:desc>GHOST_cats_treeLengths.M2:GHOST_cats_treeLengths.M15</svg:desc>
                </draw:g>
              </table:table-cell>
              <table:table-cell office:value-type="float" office:value="NaN">
                <text:p>NaN</text:p>
                <draw:g>
                  <svg:desc>GHOST_cats_treeLengths.N2:GHOST_cats_treeLengths.N15</svg:desc>
                </draw:g>
              </table:table-cell>
              <table:table-cell office:value-type="float" office:value="NaN">
                <text:p>NaN</text:p>
                <draw:g>
                  <svg:desc>GHOST_cats_treeLengths.O2:GHOST_cats_treeLengths.O15</svg:desc>
                </draw:g>
              </table:table-cell>
              <table:table-cell office:value-type="float" office:value="NaN">
                <text:p>NaN</text:p>
                <draw:g>
                  <svg:desc>GHOST_cats_treeLengths.P2:GHOST_cats_treeLengths.P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401">
                <text:p>1.3401</text:p>
              </table:table-cell>
              <table:table-cell office:value-type="float" office:value="1.4304">
                <text:p>1.4304</text:p>
              </table:table-cell>
              <table:table-cell office:value-type="float" office:value="1.4884">
                <text:p>1.4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57">
                <text:p>1.357</text:p>
              </table:table-cell>
              <table:table-cell office:value-type="float" office:value="1.3793">
                <text:p>1.3793</text:p>
              </table:table-cell>
              <table:table-cell office:value-type="float" office:value="1.5403">
                <text:p>1.5403</text:p>
              </table:table-cell>
              <table:table-cell office:value-type="float" office:value="1.4484">
                <text:p>1.4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78">
                <text:p>1.378</text:p>
              </table:table-cell>
              <table:table-cell office:value-type="float" office:value="1.3872">
                <text:p>1.3872</text:p>
              </table:table-cell>
              <table:table-cell office:value-type="float" office:value="1.4899">
                <text:p>1.4899</text:p>
              </table:table-cell>
              <table:table-cell office:value-type="float" office:value="1.4981">
                <text:p>1.4981</text:p>
              </table:table-cell>
              <table:table-cell office:value-type="float" office:value="1.4022">
                <text:p>1.4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026">
                <text:p>1.2026</text:p>
              </table:table-cell>
              <table:table-cell office:value-type="float" office:value="1.3065">
                <text:p>1.3065</text:p>
              </table:table-cell>
              <table:table-cell office:value-type="float" office:value="1.5919">
                <text:p>1.5919</text:p>
              </table:table-cell>
              <table:table-cell office:value-type="float" office:value="1.4467">
                <text:p>1.4467</text:p>
              </table:table-cell>
              <table:table-cell office:value-type="float" office:value="1.8918">
                <text:p>1.8918</text:p>
              </table:table-cell>
              <table:table-cell office:value-type="float" office:value="10.6874">
                <text:p>10.6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919">
                <text:p>1.0919</text:p>
              </table:table-cell>
              <table:table-cell office:value-type="float" office:value="1.4157">
                <text:p>1.4157</text:p>
              </table:table-cell>
              <table:table-cell office:value-type="float" office:value="1.4236">
                <text:p>1.4236</text:p>
              </table:table-cell>
              <table:table-cell office:value-type="float" office:value="2.0392">
                <text:p>2.0392</text:p>
              </table:table-cell>
              <table:table-cell office:value-type="float" office:value="1.4957">
                <text:p>1.4957</text:p>
              </table:table-cell>
              <table:table-cell office:value-type="float" office:value="10.7956">
                <text:p>10.7956</text:p>
              </table:table-cell>
              <table:table-cell office:value-type="float" office:value="2.0433">
                <text:p>2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801">
                <text:p>1.0801</text:p>
              </table:table-cell>
              <table:table-cell office:value-type="float" office:value="1.2241">
                <text:p>1.2241</text:p>
              </table:table-cell>
              <table:table-cell office:value-type="float" office:value="1.513">
                <text:p>1.513</text:p>
              </table:table-cell>
              <table:table-cell office:value-type="float" office:value="1.5171">
                <text:p>1.5171</text:p>
              </table:table-cell>
              <table:table-cell office:value-type="float" office:value="1.4177">
                <text:p>1.4177</text:p>
              </table:table-cell>
              <table:table-cell office:value-type="float" office:value="2.3194">
                <text:p>2.3194</text:p>
              </table:table-cell>
              <table:table-cell office:value-type="float" office:value="2.1027">
                <text:p>2.1027</text:p>
              </table:table-cell>
              <table:table-cell office:value-type="float" office:value="1.9444">
                <text:p>1.9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2">
                <text:p>0.952</text:p>
              </table:table-cell>
              <table:table-cell office:value-type="float" office:value="1.6071">
                <text:p>1.6071</text:p>
              </table:table-cell>
              <table:table-cell office:value-type="float" office:value="1.6521">
                <text:p>1.6521</text:p>
              </table:table-cell>
              <table:table-cell office:value-type="float" office:value="1.5516">
                <text:p>1.5516</text:p>
              </table:table-cell>
              <table:table-cell office:value-type="float" office:value="1.2737">
                <text:p>1.2737</text:p>
              </table:table-cell>
              <table:table-cell office:value-type="float" office:value="1.6235">
                <text:p>1.6235</text:p>
              </table:table-cell>
              <table:table-cell office:value-type="float" office:value="2.3194">
                <text:p>2.3194</text:p>
              </table:table-cell>
              <table:table-cell office:value-type="float" office:value="10.8456">
                <text:p>10.8456</text:p>
              </table:table-cell>
              <table:table-cell office:value-type="float" office:value="2.1497">
                <text:p>2.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439">
                <text:p>0.9439</text:p>
              </table:table-cell>
              <table:table-cell office:value-type="float" office:value="1.0301">
                <text:p>1.0301</text:p>
              </table:table-cell>
              <table:table-cell office:value-type="float" office:value="1.3933">
                <text:p>1.3933</text:p>
              </table:table-cell>
              <table:table-cell office:value-type="float" office:value="1.2693">
                <text:p>1.2693</text:p>
              </table:table-cell>
              <table:table-cell office:value-type="float" office:value="1.2921">
                <text:p>1.2921</text:p>
              </table:table-cell>
              <table:table-cell office:value-type="float" office:value="1.889">
                <text:p>1.889</text:p>
              </table:table-cell>
              <table:table-cell office:value-type="float" office:value="1.955">
                <text:p>1.955</text:p>
              </table:table-cell>
              <table:table-cell office:value-type="float" office:value="3.5565">
                <text:p>3.5565</text:p>
              </table:table-cell>
              <table:table-cell office:value-type="float" office:value="2.1912">
                <text:p>2.1912</text:p>
              </table:table-cell>
              <table:table-cell office:value-type="float" office:value="2.1676">
                <text:p>2.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1">
                <text:p>0.751</text:p>
              </table:table-cell>
              <table:table-cell office:value-type="float" office:value="1.2431">
                <text:p>1.2431</text:p>
              </table:table-cell>
              <table:table-cell office:value-type="float" office:value="1.136">
                <text:p>1.136</text:p>
              </table:table-cell>
              <table:table-cell office:value-type="float" office:value="1.4335">
                <text:p>1.4335</text:p>
              </table:table-cell>
              <table:table-cell office:value-type="float" office:value="1.6127">
                <text:p>1.6127</text:p>
              </table:table-cell>
              <table:table-cell office:value-type="float" office:value="2.4209">
                <text:p>2.4209</text:p>
              </table:table-cell>
              <table:table-cell office:value-type="float" office:value="2.0814">
                <text:p>2.0814</text:p>
              </table:table-cell>
              <table:table-cell office:value-type="float" office:value="1.8662">
                <text:p>1.8662</text:p>
              </table:table-cell>
              <table:table-cell office:value-type="float" office:value="1.8956">
                <text:p>1.8956</text:p>
              </table:table-cell>
              <table:table-cell office:value-type="float" office:value="1.8905">
                <text:p>1.8905</text:p>
              </table:table-cell>
              <table:table-cell office:value-type="float" office:value="2.0376">
                <text:p>2.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64">
                <text:p>0.6264</text:p>
              </table:table-cell>
              <table:table-cell office:value-type="float" office:value="1.2436">
                <text:p>1.2436</text:p>
              </table:table-cell>
              <table:table-cell office:value-type="float" office:value="1.3792">
                <text:p>1.3792</text:p>
              </table:table-cell>
              <table:table-cell office:value-type="float" office:value="1.341">
                <text:p>1.341</text:p>
              </table:table-cell>
              <table:table-cell office:value-type="float" office:value="1.315">
                <text:p>1.315</text:p>
              </table:table-cell>
              <table:table-cell office:value-type="float" office:value="1.7687">
                <text:p>1.7687</text:p>
              </table:table-cell>
              <table:table-cell office:value-type="float" office:value="1.5645">
                <text:p>1.5645</text:p>
              </table:table-cell>
              <table:table-cell office:value-type="float" office:value="1.9708">
                <text:p>1.9708</text:p>
              </table:table-cell>
              <table:table-cell office:value-type="float" office:value="1.9537">
                <text:p>1.9537</text:p>
              </table:table-cell>
              <table:table-cell office:value-type="float" office:value="2.0151">
                <text:p>2.0151</text:p>
              </table:table-cell>
              <table:table-cell office:value-type="float" office:value="2.975">
                <text:p>2.975</text:p>
              </table:table-cell>
              <table:table-cell office:value-type="float" office:value="10.772">
                <text:p>10.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9">
                <text:p>0.699</text:p>
              </table:table-cell>
              <table:table-cell office:value-type="float" office:value="1.9624">
                <text:p>1.9624</text:p>
              </table:table-cell>
              <table:table-cell office:value-type="float" office:value="1.1366">
                <text:p>1.1366</text:p>
              </table:table-cell>
              <table:table-cell office:value-type="float" office:value="1.2263">
                <text:p>1.2263</text:p>
              </table:table-cell>
              <table:table-cell office:value-type="float" office:value="1.4004">
                <text:p>1.4004</text:p>
              </table:table-cell>
              <table:table-cell office:value-type="float" office:value="1.3834">
                <text:p>1.3834</text:p>
              </table:table-cell>
              <table:table-cell office:value-type="float" office:value="1.4768">
                <text:p>1.4768</text:p>
              </table:table-cell>
              <table:table-cell office:value-type="float" office:value="1.983">
                <text:p>1.983</text:p>
              </table:table-cell>
              <table:table-cell office:value-type="float" office:value="2.3211">
                <text:p>2.3211</text:p>
              </table:table-cell>
              <table:table-cell office:value-type="float" office:value="1.6771">
                <text:p>1.6771</text:p>
              </table:table-cell>
              <table:table-cell office:value-type="float" office:value="2.7912">
                <text:p>2.7912</text:p>
              </table:table-cell>
              <table:table-cell office:value-type="float" office:value="2.9449">
                <text:p>2.9449</text:p>
              </table:table-cell>
              <table:table-cell office:value-type="float" office:value="10.6748">
                <text:p>10.6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72">
                <text:p>0.6472</text:p>
              </table:table-cell>
              <table:table-cell office:value-type="float" office:value="1.6623">
                <text:p>1.6623</text:p>
              </table:table-cell>
              <table:table-cell office:value-type="float" office:value="1.2502">
                <text:p>1.2502</text:p>
              </table:table-cell>
              <table:table-cell office:value-type="float" office:value="1.1665">
                <text:p>1.1665</text:p>
              </table:table-cell>
              <table:table-cell office:value-type="float" office:value="1.2146">
                <text:p>1.2146</text:p>
              </table:table-cell>
              <table:table-cell office:value-type="float" office:value="2.0626">
                <text:p>2.0626</text:p>
              </table:table-cell>
              <table:table-cell office:value-type="float" office:value="1.6567">
                <text:p>1.6567</text:p>
              </table:table-cell>
              <table:table-cell office:value-type="float" office:value="2.3602">
                <text:p>2.3602</text:p>
              </table:table-cell>
              <table:table-cell office:value-type="float" office:value="2.2354">
                <text:p>2.2354</text:p>
              </table:table-cell>
              <table:table-cell office:value-type="float" office:value="1.5285">
                <text:p>1.5285</text:p>
              </table:table-cell>
              <table:table-cell office:value-type="float" office:value="1.7176">
                <text:p>1.7176</text:p>
              </table:table-cell>
              <table:table-cell office:value-type="float" office:value="2.0745">
                <text:p>2.0745</text:p>
              </table:table-cell>
              <table:table-cell office:value-type="float" office:value="2.6094">
                <text:p>2.6094</text:p>
              </table:table-cell>
              <table:table-cell office:value-type="float" office:value="10.7462">
                <text:p>10.7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08">
                <text:p>0.6408</text:p>
              </table:table-cell>
              <table:table-cell office:value-type="float" office:value="1.0806">
                <text:p>1.0806</text:p>
              </table:table-cell>
              <table:table-cell office:value-type="float" office:value="1.2799">
                <text:p>1.2799</text:p>
              </table:table-cell>
              <table:table-cell office:value-type="float" office:value="1.5772">
                <text:p>1.5772</text:p>
              </table:table-cell>
              <table:table-cell office:value-type="float" office:value="1.9147">
                <text:p>1.9147</text:p>
              </table:table-cell>
              <table:table-cell office:value-type="float" office:value="1.8736">
                <text:p>1.8736</text:p>
              </table:table-cell>
              <table:table-cell office:value-type="float" office:value="2.2624">
                <text:p>2.2624</text:p>
              </table:table-cell>
              <table:table-cell office:value-type="float" office:value="1.6582">
                <text:p>1.6582</text:p>
              </table:table-cell>
              <table:table-cell office:value-type="float" office:value="2.916">
                <text:p>2.916</text:p>
              </table:table-cell>
              <table:table-cell office:value-type="float" office:value="2.0501">
                <text:p>2.0501</text:p>
              </table:table-cell>
              <table:table-cell office:value-type="float" office:value="1.7665">
                <text:p>1.7665</text:p>
              </table:table-cell>
              <table:table-cell office:value-type="float" office:value="5.4608">
                <text:p>5.4608</text:p>
              </table:table-cell>
              <table:table-cell office:value-type="float" office:value="2.0133">
                <text:p>2.0133</text:p>
              </table:table-cell>
              <table:table-cell office:value-type="float" office:value="3.7029">
                <text:p>3.7029</text:p>
              </table:table-cell>
              <table:table-cell office:value-type="float" office:value="10.7537">
                <text:p>10.7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